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ollkorn" svg:font-family="Vollkorn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8e349" officeooo:paragraph-rsid="0008e349"/>
    </style:style>
    <style:style style:name="P2" style:family="paragraph" style:parent-style-name="Standard">
      <style:text-properties fo:font-style="normal" officeooo:rsid="000b6c1c" officeooo:paragraph-rsid="000b6c1c" style:font-style-asian="normal" style:font-style-complex="normal"/>
    </style:style>
    <style:style style:name="P3" style:family="paragraph" style:parent-style-name="Standard" style:list-style-name="L1">
      <style:text-properties fo:font-style="normal" officeooo:rsid="0008e349" officeooo:paragraph-rsid="0008e349" style:font-style-asian="normal" style:font-style-complex="normal"/>
    </style:style>
    <style:style style:name="P4" style:family="paragraph" style:parent-style-name="Standard" style:list-style-name="L1">
      <style:text-properties fo:font-style="normal" officeooo:rsid="000b6c1c" officeooo:paragraph-rsid="000b6c1c" style:font-style-asian="normal" style:font-style-complex="normal"/>
    </style:style>
    <style:style style:name="P5" style:family="paragraph" style:parent-style-name="Standard" style:list-style-name="L2">
      <style:text-properties fo:font-style="normal" officeooo:rsid="000b6c1c" officeooo:paragraph-rsid="000b6c1c" style:font-style-asian="normal" style:font-style-complex="normal"/>
    </style:style>
    <style:style style:name="P6" style:family="paragraph" style:parent-style-name="Standard" style:list-style-name="L2">
      <style:text-properties fo:font-style="normal" officeooo:rsid="000d5230" officeooo:paragraph-rsid="000d5230" style:font-style-asian="normal" style:font-style-complex="normal"/>
    </style:style>
    <style:style style:name="P7" style:family="paragraph" style:parent-style-name="Standard" style:list-style-name="L1">
      <style:text-properties officeooo:rsid="0008e349" officeooo:paragraph-rsid="0008e349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98145" style:font-style-asian="normal" style:font-style-complex="normal"/>
    </style:style>
    <style:style style:name="T3" style:family="text">
      <style:text-properties fo:font-style="normal" officeooo:rsid="000b6c1c" style:font-style-asian="normal" style:font-style-complex="normal"/>
    </style:style>
    <style:style style:name="T4" style:family="text">
      <style:text-properties style:text-position="super 58%" officeooo:rsid="000d523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roductory essay</text:p>
      <text:p text:style-name="Standard"/>
      <text:p text:style-name="P1">what is this introductory essay about?</text:p>
      <text:p text:style-name="P1">In this introductory essay, I want to present:</text:p>
      <text:list xml:id="list987499840" text:style-name="L1">
        <text:list-item>
          <text:p text:style-name="P3">what we know about animal movement, and especially the decisions that underlie movement as a behaviour (around 500 words)</text:p>
        </text:list-item>
        <text:list-item>
          <text:p text:style-name="P3">what we know about consistent conspecific differences in behaviour, with an emphasis on the concept of behavioural syndromes (around 500 words)</text:p>
        </text:list-item>
        <text:list-item>
          <text:p text:style-name="P3">how movement, as a behaviour or suite of behaviours, can be part of a behavioural syndrome, or what is known as a movement type (around 500 words)</text:p>
        </text:list-item>
        <text:list-item>
          <text:p text:style-name="P3">how trait responses to changing environments are thought to have evolved, with an emphasis on movement at large and small scales (around 500 words)</text:p>
        </text:list-item>
        <text:list-item>
          <text:p text:style-name="P7"><text:span text:style-name="T1">what we know of the </text:span><text:span text:style-name="T2">ecology and evolution of the </text:span><text:span text:style-name="T1">red knot system in the wadden sea, from a movement and behaviour point of view (</text:span><text:span text:style-name="T3">around 700 words</text:span><text:span text:style-name="T1">)</text:span></text:p>
        </text:list-item>
        <text:list-item>
          <text:p text:style-name="P4">present what I want to do for my phd (indeterminate length).</text:p>
        </text:list-item>
      </text:list>
      <text:p text:style-name="P2"/>
      <text:p text:style-name="P2">What will I do for my phd?</text:p>
      <text:p text:style-name="P2">For my phd, I will do the following:</text:p>
      <text:list xml:id="list696677854" text:style-name="L2">
        <text:list-item>
          <text:p text:style-name="P5">Build a mechanistic model of intermediate complexity<text:span text:style-name="T4">TM</text:span> of a mudflat – shorebird system.</text:p>
        </text:list-item>
        <text:list-item>
          <text:p text:style-name="P6">Implement within and between season resource variability to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ollkorn" svg:font-family="Vollkorn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ollkorn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ollkorn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Vollkorn" fo:font-family="Vollkorn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Vollkorn" fo:font-family="Vollkor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Vollkorn" fo:font-family="Vollkor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ollkorn" fo:font-family="Vollkor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3937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k gupte</meta:initial-creator>
    <meta:creation-date>2018-12-25T16:39:30.501233811</meta:creation-date>
    <dc:date>2018-12-25T23:13:00.004262718</dc:date>
    <dc:creator>pratik gupte</dc:creator>
    <meta:editing-duration>PT1H19M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89" meta:character-count="1090" meta:non-whitespace-character-count="920"/>
  </office:meta>
</office:document-meta>
</file>